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266b0" officeooo:paragraph-rsid="001266b0" style:font-weight-asian="bold" style:font-weight-complex="bold"/>
    </style:style>
    <style:style style:name="P2" style:family="paragraph" style:parent-style-name="Standard">
      <style:text-properties fo:font-weight="normal" officeooo:rsid="001266b0" officeooo:paragraph-rsid="001266b0" style:font-weight-asian="normal" style:font-weight-complex="normal"/>
    </style:style>
    <style:style style:name="P3" style:family="paragraph" style:parent-style-name="Standard">
      <style:text-properties fo:font-weight="normal" officeooo:rsid="0013b5af" officeooo:paragraph-rsid="0013b5af" style:font-weight-asian="normal" style:font-weight-complex="normal"/>
    </style:style>
    <style:style style:name="P4" style:family="paragraph" style:parent-style-name="Standard">
      <style:text-properties fo:font-weight="normal" officeooo:rsid="00140838" officeooo:paragraph-rsid="00140838"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1266b0" officeooo:paragraph-rsid="001266b0" style:font-weight-asian="normal" style:font-weight-complex="normal"/>
    </style:style>
    <style:style style:name="P6" style:family="paragraph" style:parent-style-name="Standard">
      <style:text-properties style:text-underline-style="none" fo:font-weight="normal" officeooo:rsid="001266b0" officeooo:paragraph-rsid="001266b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C368 – Embedded Systems – Lecture 2</text:p>
      <text:p text:style-name="P1"/>
      <text:p text:style-name="P1">Specification and modelling</text:p>
      <text:p text:style-name="P2"/>
      <text:p text:style-name="P5">Design Flow</text:p>
      <text:p text:style-name="P6">Example: SpecC tools</text:p>
      <text:p text:style-name="P2">Example: V-model</text:p>
      <text:p text:style-name="P3">Example: Gajski’s Y-chart</text:p>
      <text:p text:style-name="P2"/>
      <text:p text:style-name="P5">Specifications and Modelling</text:p>
      <text:p text:style-name="P3">A good model is one that serves it’s intended purpose. i.e. it emulates the details that matter and abstracts away the aspects that are unnecessary. For instance, a UI model doesn’t worry about component cost of the device.</text:p>
      <text:p text:style-name="P2"/>
      <text:p text:style-name="P3">Component based design:</text:p>
      <text:p text:style-name="P3">·Systems must be designed from components</text:p>
      <text:p text:style-name="P3">·It must be “easy” to derive behaviour from behaviour of subsystems</text:p>
      <text:p text:style-name="P2"/>
      <text:p text:style-name="P3">Individual components being secure does not mean that the whole system is secure. The system’s behaviour becomes more complex as more components are interfaced. This is why integration testing is also a thing.</text:p>
      <text:p text:style-name="P3"/>
      <text:p text:style-name="P4">Timing behaviour:</text:p>
      <text:p text:style-name="P4">Essential for embedded and cy-phy systems</text:p>
      <text:p text:style-name="P4"/>
      <text:p text:style-name="P4">4 types of timing specs required - </text:p>
      <text:p text:style-name="P4">1. Measure elapsed time since last call</text:p>
      <text:p text:style-name="P4">2. Means for delaying processes</text:p>
      <text:p text:style-name="P4">3. Possibility to specify timeouts</text:p>
      <text:p text:style-name="P4">4. Methods for specifying deadlines</text:p>
      <text:p text:style-name="P2"/>
      <text:p text:style-name="P4">Support for designing reactive systems:</text:p>
      <text:p text:style-name="P4">·State oriented behaviour</text:p>
      <text:p text:style-name="P4">Required for reactive systems; classical automata insufficient</text:p>
      <text:p text:style-name="P4">·Event handling</text:p>
      <text:p text:style-name="P4">(External or internal events)</text:p>
      <text:p text:style-name="P4">·Exception oriented behaviour</text:p>
      <text:p text:style-name="P4">Not acceptable to describe exceptions for every state</text:p>
      <text:p text:style-name="P4"/>
      <text:p text:style-name="P4">Presence of programming elements</text:p>
      <text:p text:style-name="P4">Executibility</text:p>
      <text:p text:style-name="P4">Support for the design of large systems (OO)</text:p>
      <text:p text:style-name="P4">Domain specific support</text:p>
      <text:p text:style-name="P4">Readability</text:p>
      <text:p text:style-name="P4">Portability and flexibility</text:p>
      <text:p text:style-name="P4">Termination</text:p>
      <text:p text:style-name="P4">Support for non standard IO devices</text:p>
      <text:p text:style-name="P4">Non functional properties (Sustainability after lifespan, bias in AI systems)</text:p>
      <text:p text:style-name="P4">Support for the design fo dependable systems</text:p>
      <text:p text:style-name="P4">No obstacles for efficient implementation</text:p>
      <text:p text:style-name="P4">Adequate model of computation</text:p>
      <text:p text:style-name="P4"/>
      <text:p text:style-name="P5"><text:soft-page-break/>Models of Computatio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2:01:53.817840000</meta:creation-date>
    <dc:date>2022-10-10T13:43:11.739864194</dc:date>
    <meta:editing-duration>PT1H41M18S</meta:editing-duration>
    <meta:editing-cycles>3</meta:editing-cycles>
    <meta:generator>LibreOffice/7.4.1.2$Linux_X86_64 LibreOffice_project/40$Build-2</meta:generator>
    <meta:document-statistic meta:table-count="0" meta:image-count="0" meta:object-count="0" meta:page-count="2" meta:paragraph-count="39" meta:word-count="237" meta:character-count="1619" meta:non-whitespace-character-count="1418"/>
  </office:meta>
</office:document-meta>
</file>